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70.36pt"/>
    </style:style>
    <style:style style:name="co3" style:family="table-column">
      <style:table-column-properties fo:break-before="auto" style:column-width="79.4pt"/>
    </style:style>
    <style:style style:name="co4" style:family="table-column">
      <style:table-column-properties fo:break-before="auto" style:column-width="105.8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8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style="normal" style:font-style-asian="normal" style:font-style-complex="normal"/>
    </style:style>
    <style:style style:name="ce6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57.97pt" svg:y="267.36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5" table:number-columns-repeated="1014" table:default-cell-style-name="ce2"/>
        <table:table-row table:style-name="ro1">
          <table:table-cell office:value-type="string" calcext:value-type="string">
            <text:p>Raw: 18543 <text:s text:c="3"/>sampled: 1867.429 <text:s text:c="2"/>given: 3800 <text:s text:c="2"/>gain: 2.0348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8543 <text:s text:c="3"/>sampled: 1867.429 <text:s text:c="2"/>given: 3800 <text:s text:c="2"/>gain: 2.0348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68 <text:s text:c="3"/>sampled: 1769.238 <text:s text:c="2"/>given: 3600 <text:s text:c="2"/>gain: 2.0347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7568 <text:s text:c="3"/>sampled: 1769.238 <text:s text:c="2"/>given: 3600 <text:s text:c="2"/>gain: 2.0347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591 <text:s text:c="3"/>sampled: 1670.847 <text:s text:c="2"/>given: 3400 <text:s text:c="2"/>gain: 2.034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6591 <text:s text:c="3"/>sampled: 1670.847 <text:s text:c="2"/>given: 3400 <text:s text:c="2"/>gain: 2.034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617 <text:s text:c="3"/>sampled: 1572.757 <text:s text:c="2"/>given: 3200 <text:s text:c="2"/>gain: 2.0346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5617 <text:s text:c="3"/>sampled: 1572.757 <text:s text:c="2"/>given: 3200 <text:s text:c="2"/>gain: 2.0346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642 <text:s text:c="3"/>sampled: 1474.567 <text:s text:c="2"/>given: 3000 <text:s text:c="2"/>gain: 2.034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4642 <text:s text:c="3"/>sampled: 1474.567 <text:s text:c="2"/>given: 3000 <text:s text:c="2"/>gain: 2.034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67 <text:s text:c="3"/>sampled: 1376.376 <text:s text:c="2"/>given: 2800 <text:s text:c="2"/>gain: 2.0343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3668 <text:s text:c="3"/>sampled: 1376.477 <text:s text:c="2"/>given: 2800 <text:s text:c="2"/>gain: 2.034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691 <text:s text:c="3"/>sampled: 1278.085 <text:s text:c="2"/>given: 2600 <text:s text:c="2"/>gain: 2.034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2691 <text:s text:c="3"/>sampled: 1278.085 <text:s text:c="2"/>given: 2600 <text:s text:c="2"/>gain: 2.034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717 <text:s text:c="3"/>sampled: 1179.996 <text:s text:c="2"/>given: 2400 <text:s text:c="2"/>gain: 2.0339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1717 <text:s text:c="3"/>sampled: 1179.996 <text:s text:c="2"/>given: 2400 <text:s text:c="2"/>gain: 2.0339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41 <text:s text:c="3"/>sampled: 1081.705 <text:s text:c="2"/>given: 2200 <text:s text:c="2"/>gain: 2.0338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w: 10741 <text:s text:c="3"/>sampled: 1081.705 <text:s text:c="2"/>given: 2200 <text:s text:c="2"/>gain: 2.03382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.034884" calcext:value-type="float">
            <text:p>2.034884</text:p>
          </table:table-cell>
          <table:table-cell table:number-columns-repeated="1023"/>
        </table:table-row>
        <table:table-row table:style-name="ro1">
          <table:table-cell table:style-name="ce4" office:value-type="float" office:value="2.034884" calcext:value-type="float">
            <text:p>2.034884</text:p>
          </table:table-cell>
          <table:table-cell table:number-columns-repeated="1023"/>
        </table:table-row>
        <table:table-row table:style-name="ro1">
          <table:table-cell table:style-name="ce4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4" office:value-type="float" office:value="2.034774" calcext:value-type="float">
            <text:p>2.034774</text:p>
          </table:table-cell>
          <table:table-cell table:number-columns-repeated="1023"/>
        </table:table-row>
        <table:table-row table:style-name="ro1">
          <table:table-cell table:style-name="ce4" office:value-type="float" office:value="2.034897" calcext:value-type="float">
            <text:p>2.034897</text:p>
          </table:table-cell>
          <table:table-cell table:number-columns-repeated="1023"/>
        </table:table-row>
        <table:table-row table:style-name="ro1">
          <table:table-cell table:style-name="ce4" office:value-type="float" office:value="2.034897" calcext:value-type="float">
            <text:p>2.034897</text:p>
          </table:table-cell>
          <table:table-cell table:number-columns-repeated="1023"/>
        </table:table-row>
        <table:table-row table:style-name="ro1">
          <table:table-cell table:style-name="ce4" office:value-type="float" office:value="2.034644" calcext:value-type="float">
            <text:p>2.034644</text:p>
          </table:table-cell>
          <table:table-cell table:number-columns-repeated="1023"/>
        </table:table-row>
        <table:table-row table:style-name="ro1">
          <table:table-cell table:style-name="ce4" office:value-type="float" office:value="2.034644" calcext:value-type="float">
            <text:p>2.034644</text:p>
          </table:table-cell>
          <table:table-cell table:number-columns-repeated="1023"/>
        </table:table-row>
        <table:table-row table:style-name="ro1">
          <table:table-cell table:style-name="ce4" office:value-type="float" office:value="2.034496" calcext:value-type="float">
            <text:p>2.034496</text:p>
          </table:table-cell>
          <table:table-cell table:number-columns-repeated="1023"/>
        </table:table-row>
        <table:table-row table:style-name="ro1">
          <table:table-cell table:style-name="ce4" office:value-type="float" office:value="2.034496" calcext:value-type="float">
            <text:p>2.034496</text:p>
          </table:table-cell>
          <table:table-cell table:number-columns-repeated="1023"/>
        </table:table-row>
        <table:table-row table:style-name="ro1">
          <table:table-cell table:style-name="ce4" office:value-type="float" office:value="2.034327" calcext:value-type="float">
            <text:p>2.034327</text:p>
          </table:table-cell>
          <table:table-cell table:number-columns-repeated="1023"/>
        </table:table-row>
        <table:table-row table:style-name="ro1">
          <table:table-cell table:style-name="ce4" office:value-type="float" office:value="2.034178" calcext:value-type="float">
            <text:p>2.034178</text:p>
          </table:table-cell>
          <table:table-cell table:number-columns-repeated="1023"/>
        </table:table-row>
        <table:table-row table:style-name="ro1">
          <table:table-cell table:style-name="ce4" office:value-type="float" office:value="2.034293" calcext:value-type="float">
            <text:p>2.034293</text:p>
          </table:table-cell>
          <table:table-cell table:number-columns-repeated="1023"/>
        </table:table-row>
        <table:table-row table:style-name="ro1">
          <table:table-cell table:style-name="ce4" office:value-type="float" office:value="2.034293" calcext:value-type="float">
            <text:p>2.034293</text:p>
          </table:table-cell>
          <table:table-cell table:number-columns-repeated="1023"/>
        </table:table-row>
        <table:table-row table:style-name="ro1">
          <table:table-cell table:style-name="ce4" office:value-type="float" office:value="2.033906" calcext:value-type="float">
            <text:p>2.033906</text:p>
          </table:table-cell>
          <table:table-cell table:number-columns-repeated="1023"/>
        </table:table-row>
        <table:table-row table:style-name="ro1">
          <table:table-cell table:style-name="ce4" office:value-type="float" office:value="2.033906" calcext:value-type="float">
            <text:p>2.033906</text:p>
          </table:table-cell>
          <table:table-cell table:number-columns-repeated="1023"/>
        </table:table-row>
        <table:table-row table:style-name="ro1">
          <table:table-cell table:style-name="ce4" office:value-type="float" office:value="2.033827" calcext:value-type="float">
            <text:p>2.033827</text:p>
          </table:table-cell>
          <table:table-cell table:number-columns-repeated="1023"/>
        </table:table-row>
        <table:table-row table:style-name="ro1">
          <table:table-cell table:style-name="ce4" office:value-type="float" office:value="2.033827" calcext:value-type="float">
            <text:p>2.033827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.0344" calcext:value-type="float">
            <text:p>2.0344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average samples 10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res avg</text:p>
          </table:table-cell>
          <table:table-cell table:style-name="ce3" office:value-type="string" calcext:value-type="string">
            <text:p>calc current 100A</text:p>
          </table:table-cell>
          <table:table-cell table:style-name="Default" office:value-type="string" calcext:value-type="string">
            <text:p>Gain 100A</text:p>
          </table:table-cell>
          <table:table-cell table:style-name="ce3"/>
          <table:table-cell table:style-name="Default" office:value-type="string" calcext:value-type="string">
            <text:p>average samples 10A</text:p>
          </table:table-cell>
          <table:table-cell table:style-name="Default" office:value-type="string" calcext:value-type="string">
            <text:p>res values</text:p>
          </table:table-cell>
          <table:table-cell table:style-name="Default" office:value-type="string" calcext:value-type="string">
            <text:p>res avg</text:p>
          </table:table-cell>
          <table:table-cell table:style-name="ce3" office:value-type="string" calcext:value-type="string">
            <text:p>calc current 10A</text:p>
          </table:table-cell>
          <table:table-cell table:style-name="Default" office:value-type="string" calcext:value-type="string">
            <text:p>Gain 10A</text:p>
          </table:table-cell>
          <table:table-cell table:number-columns-repeated="1013"/>
        </table:table-row>
        <table:table-row table:style-name="ro1">
          <table:table-cell table:style-name="ce5" office:value-type="float" office:value="2340.5995" calcext:value-type="float">
            <text:p>2340.5995</text:p>
          </table:table-cell>
          <table:table-cell table:style-name="ce6" office:value-type="float" office:value="49.856" calcext:value-type="float">
            <text:p>49.856</text:p>
          </table:table-cell>
          <table:table-cell table:style-name="ce5" office:value-type="float" office:value="49.8584" calcext:value-type="float">
            <text:p>49.8584</text:p>
          </table:table-cell>
          <table:table-cell table:style-name="ce6" table:formula="of:=2*[.C50]" office:value-type="float" office:value="99.7168" calcext:value-type="float">
            <text:p>99.7168</text:p>
          </table:table-cell>
          <table:table-cell table:style-name="ce6" table:formula="of:=[.D50]/[.A50]" office:value-type="float" office:value="0.0426031023248531" calcext:value-type="float">
            <text:p>0.042603102324853</text:p>
          </table:table-cell>
          <table:table-cell table:style-name="ce6"/>
          <table:table-cell table:style-name="ce5" office:value-type="float" office:value="2173.1499" calcext:value-type="float">
            <text:p>2173.1499</text:p>
          </table:table-cell>
          <table:table-cell office:value-type="float" office:value="4.8614" calcext:value-type="float">
            <text:p>4.8614</text:p>
          </table:table-cell>
          <table:table-cell table:style-name="ce5" office:value-type="float" office:value="4.855" calcext:value-type="float">
            <text:p>4.855</text:p>
          </table:table-cell>
          <table:table-cell table:formula="of:=2*[.I50]" office:value-type="float" office:value="9.71" calcext:value-type="float">
            <text:p>9.71</text:p>
          </table:table-cell>
          <table:table-cell table:formula="of:=[.J50]/[.G50]" office:value-type="float" office:value="0.00446816853269073" calcext:value-type="float">
            <text:p>0.004468168532691</text:p>
          </table:table-cell>
          <table:table-cell table:number-columns-repeated="1013"/>
        </table:table-row>
        <table:table-row table:style-name="ro1">
          <table:table-cell table:style-name="ce8"/>
          <table:table-cell office:value-type="float" office:value="49.8567" calcext:value-type="float">
            <text:p>49.8567</text:p>
          </table:table-cell>
          <table:table-cell table:number-columns-repeated="5"/>
          <table:table-cell office:value-type="float" office:value="4.8554" calcext:value-type="float">
            <text:p>4.8554</text:p>
          </table:table-cell>
          <table:table-cell table:number-columns-repeated="1016"/>
        </table:table-row>
        <table:table-row table:style-name="ro1">
          <table:table-cell table:style-name="ce8"/>
          <table:table-cell office:value-type="float" office:value="49.8581" calcext:value-type="float">
            <text:p>49.8581</text:p>
          </table:table-cell>
          <table:table-cell table:number-columns-repeated="5"/>
          <table:table-cell office:value-type="float" office:value="4.8515" calcext:value-type="float">
            <text:p>4.8515</text:p>
          </table:table-cell>
          <table:table-cell table:number-columns-repeated="1016"/>
        </table:table-row>
        <table:table-row table:style-name="ro1">
          <table:table-cell table:style-name="ce8"/>
          <table:table-cell office:value-type="float" office:value="49.8601" calcext:value-type="float">
            <text:p>49.8601</text:p>
          </table:table-cell>
          <table:table-cell table:number-columns-repeated="5"/>
          <table:table-cell office:value-type="float" office:value="4.8502" calcext:value-type="float">
            <text:p>4.8502</text:p>
          </table:table-cell>
          <table:table-cell table:number-columns-repeated="1016"/>
        </table:table-row>
        <table:table-row table:style-name="ro1">
          <table:table-cell table:style-name="ce8"/>
          <table:table-cell office:value-type="float" office:value="49.8614" calcext:value-type="float">
            <text:p>49.8614</text:p>
          </table:table-cell>
          <table:table-cell table:number-columns-repeated="5"/>
          <table:table-cell office:value-type="float" office:value="4.8565" calcext:value-type="float">
            <text:p>4.8565</text:p>
          </table:table-cell>
          <table:table-cell table:number-columns-repeated="1016"/>
        </table:table-row>
        <table:table-row table:style-name="ro1" table:number-rows-repeated="64">
          <table:table-cell table:style-name="ce8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table:number-columns-repeated="6"/>
          <table:table-cell table:number-columns-repeated="1018"/>
        </table:table-row>
        <table:table-row table:style-name="ro1" table:number-rows-repeated="73">
          <table:table-cell table:style-name="ce8"/>
          <table:table-cell table:number-columns-repeated="1023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 style:data-style-name="N2" text:time-value="10:54:06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9-07-04T11:13:16.280000000</dc:date>
    <meta:editing-duration>PT4H32M1S</meta:editing-duration>
    <meta:editing-cycles>80</meta:editing-cycles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11cm" svg:y="4.198cm" style:legend-expansion="high" chart:style-name="ch2"/>
        <chart:plot-area chart:style-name="ch3" table:cell-range-address="Sheet1.A21:Sheet1.A38" svg:x="0.32cm" svg:y="0.18cm" svg:width="12.471cm" svg:height="8.64cm">
          <chartooo:coordinate-region svg:x="1.629cm" svg:y="0.382cm" svg:width="10.97cm" svg:height="7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4884">
                <text:p>2.034884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4884">
                <text:p>2.034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4774">
                <text:p>2.034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4897">
                <text:p>2.034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4897">
                <text:p>2.034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4644">
                <text:p>2.034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4644">
                <text:p>2.034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4496">
                <text:p>2.034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4496">
                <text:p>2.034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4327">
                <text:p>2.034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4178">
                <text:p>2.034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4293">
                <text:p>2.0342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4293">
                <text:p>2.034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3906">
                <text:p>2.033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3906">
                <text:p>2.033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3827">
                <text:p>2.0338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3827">
                <text:p>2.033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